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5" style:family="text">
      <style:text-properties style:font-name="Verdana1" fo:font-size="14pt" fo:font-weight="bold"/>
    </style:style>
    <style:style style:name="T6" style:family="text">
      <style:text-properties style:font-name="Verdana1" style:text-underline-style="solid" style:text-underline-width="auto" style:text-underline-color="font-color" fo:font-weight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800000"/>
    </style:style>
    <style:style style:name="T9" style:family="text">
      <style:text-properties fo:color="#800000" fo:font-size="14pt" fo:font-weight="bold"/>
    </style:style>
    <style:style style:name="T10" style:family="text">
      <style:text-properties fo:color="#800000" fo:font-size="7pt"/>
    </style:style>
    <style:style style:name="T11" style:family="text">
      <style:text-properties fo:color="#000066" style:font-name="Comic Sans MS" fo:font-size="10.5pt" fo:font-weight="bold"/>
    </style:style>
    <style:style style:name="T12" style:family="text">
      <style:text-properties fo:color="#000080" style:font-name="Verdana1" fo:font-size="13.5pt" fo:font-weight="bold"/>
    </style:style>
    <style:style style:name="T13" style:family="text">
      <style:text-properties fo:color="#000080" style:font-name="Verdana1" fo:font-size="18pt" fo:font-weight="bold"/>
    </style:style>
    <style:style style:name="T14" style:family="text">
      <style:text-properties fo:color="#00008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y Chili</text:span><text:line-break/>Crystal Miller<text:line-break/><text:line-break/>3 cups dry small red beans<text:line-break/>10 cups water<text:line-break/>1 T. salt<text:line-break/>1 lb. Hamburger, cooked and drained<text:line-break/>1 onion, chopped and cooked with hamburger, opt.<text:line-break/>2 to 4 T. chili powder<text:line-break/>1 can Rotel tomatoes <text:line-break/><text:line-break/>Combine beans, water and salt. Bring to a boil and simmer for 3 hours checking on water levels periodically. When beans are finished add cooked hamburger and chili powder adjusting seasonings according to taste and Rotel tomatoes. Chili freezes beautifully. It is a great meal to have in the freezer. You can easily double or triple this recipe (make sure you have a big enough pot, as beans do expand during cooking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24:51.2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12" meta:character-count="625"/>
  </office:meta>
</office:document-meta>
</file>